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3008in" svg:height="3.5469in" svg:x="0in" svg:y="0.7906in">
            <draw:object draw:notify-on-update-of-ranges="table.A1:table.A1 table.B1:table.D1 table.A2:table.A2 table.B2:table.D2 table.A3:table.A3 table.B3:table.D3 table.A4:table.A4 table.B4:table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perceptron</text:p>
          </table:table-cell>
          <table:table-cell office:value-type="string" calcext:value-type="string">
            <text:p><text:s/>path-based perceptron</text:p>
          </table:table-cell>
          <table:table-cell office:value-type="string" calcext:value-type="string">
            <text:p><text:s/>piecewise perceptron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float" office:value="0.885739565535758" calcext:value-type="float">
            <text:p>0.885739565535758</text:p>
          </table:table-cell>
          <table:table-cell office:value-type="float" office:value="0.55421649987796" calcext:value-type="float">
            <text:p>0.55421649987796</text:p>
          </table:table-cell>
          <table:table-cell office:value-type="float" office:value="0.884183548938247" calcext:value-type="float">
            <text:p>0.884183548938247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737781741507145" calcext:value-type="float">
            <text:p>0.737781741507145</text:p>
          </table:table-cell>
          <table:table-cell office:value-type="float" office:value="0.591905838849314" calcext:value-type="float">
            <text:p>0.591905838849314</text:p>
          </table:table-cell>
          <table:table-cell office:value-type="float" office:value="0.65588181062154" calcext:value-type="float">
            <text:p>0.65588181062154</text:p>
          </table:table-cell>
        </table:table-row>
        <table:table-row table:style-name="ro1">
          <table:table-cell office:value-type="string" calcext:value-type="string">
            <text:p>md5</text:p>
          </table:table-cell>
          <table:table-cell office:value-type="float" office:value="0.985235426253462" calcext:value-type="float">
            <text:p>0.985235426253462</text:p>
          </table:table-cell>
          <table:table-cell office:value-type="float" office:value="0.88059668942054" calcext:value-type="float">
            <text:p>0.88059668942054</text:p>
          </table:table-cell>
          <table:table-cell office:value-type="float" office:value="0.982945499749198" calcext:value-type="float">
            <text:p>0.982945499749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2T19:14:33.123617632</dc:date>
    <meta:editing-duration>PT10M49S</meta:editing-duration>
    <meta:editing-cycles>2</meta:editing-cycles>
    <meta:generator>LibreOffice/7.0.4.2$Linux_X86_64 LibreOffice_project/00$Build-2</meta:generator>
    <meta:document-statistic meta:table-count="1" meta:cell-count="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1cm" xlink:href=".." xlink:type="simple" chart:class="chart:bar" chart:style-name="ch1">
        <chart:title svg:x="4.916cm" svg:y="0.316cm" chart:style-name="ch2">
          <text:p>Branch Predictor Performance</text:p>
        </chart:title>
        <chart:legend chart:legend-position="end" svg:x="14.589cm" svg:y="3.708cm" style:legend-expansion="high" chart:style-name="ch3"/>
        <chart:plot-area chart:style-name="ch4" table:cell-range-address="table.A1:table.D4" chart:data-source-has-labels="both" svg:x="1.331cm" svg:y="1.275cm" svg:width="12.938cm" svg:height="7.555cm">
          <chart:coordinate-region svg:x="2.455cm" svg:y="1.474cm" svg:width="11.814cm" svg:height="6.709cm"/>
          <chart:axis chart:dimension="x" chart:name="primary-x" chart:style-name="ch5" chartooo:axis-type="auto">
            <chartooo:date-scale/>
            <chart:categories table:cell-range-address="table.B1:table.D1"/>
          </chart:axis>
          <chart:axis chart:dimension="y" chart:name="primary-y" chart:style-name="ch6">
            <chart:title svg:x="0.451cm" svg:y="5.956cm" chart:style-name="ch7">
              <text:p>% Accuracy</text:p>
            </chart:title>
            <chart:grid chart:style-name="ch8" chart:class="major"/>
          </chart:axis>
          <chart:series chart:style-name="ch9" chart:values-cell-range-address="table.B2:table.D2" chart:label-cell-address="table.A2:table.A2" chart:class="chart:bar">
            <chart:data-point chart:repeated="3"/>
          </chart:series>
          <chart:series chart:style-name="ch10" chart:values-cell-range-address="table.B3:table.D3" chart:label-cell-address="table.A3:table.A3" chart:class="chart:bar">
            <chart:data-point chart:repeated="3"/>
          </chart:series>
          <chart:series chart:style-name="ch11" chart:values-cell-range-address="table.B4:table.D4" chart:label-cell-address="table.A4:table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erceptron</text:p>
                <draw:g>
                  <svg:desc>table.B1:table.D1</svg:desc>
                </draw:g>
              </table:table-cell>
              <table:table-cell office:value-type="string">
                <text:p> path-based perceptron</text:p>
              </table:table-cell>
              <table:table-cell office:value-type="string">
                <text:p> piecewise perceptron</text:p>
              </table:table-cell>
            </table:table-row>
          </table:table-header-rows>
          <table:table-rows>
            <table:table-row>
              <table:table-cell office:value-type="string">
                <text:p>rsa</text:p>
                <draw:g>
                  <svg:desc>table.A2:table.A2</svg:desc>
                </draw:g>
              </table:table-cell>
              <table:table-cell office:value-type="float" office:value="0.885739565535758">
                <text:p>0.885739565535758</text:p>
                <draw:g>
                  <svg:desc>table.B2:table.D2</svg:desc>
                </draw:g>
              </table:table-cell>
              <table:table-cell office:value-type="float" office:value="0.55421649987796">
                <text:p>0.55421649987796</text:p>
              </table:table-cell>
              <table:table-cell office:value-type="float" office:value="0.884183548938247">
                <text:p>0.884183548938247</text:p>
              </table:table-cell>
            </table:table-row>
            <table:table-row>
              <table:table-cell office:value-type="string">
                <text:p>pi</text:p>
                <draw:g>
                  <svg:desc>table.A3:table.A3</svg:desc>
                </draw:g>
              </table:table-cell>
              <table:table-cell office:value-type="float" office:value="0.737781741507145">
                <text:p>0.737781741507145</text:p>
                <draw:g>
                  <svg:desc>table.B3:table.D3</svg:desc>
                </draw:g>
              </table:table-cell>
              <table:table-cell office:value-type="float" office:value="0.591905838849314">
                <text:p>0.591905838849314</text:p>
              </table:table-cell>
              <table:table-cell office:value-type="float" office:value="0.65588181062154">
                <text:p>0.65588181062154</text:p>
              </table:table-cell>
            </table:table-row>
            <table:table-row>
              <table:table-cell office:value-type="string">
                <text:p>md5</text:p>
                <draw:g>
                  <svg:desc>table.A4:table.A4</svg:desc>
                </draw:g>
              </table:table-cell>
              <table:table-cell office:value-type="float" office:value="0.985235426253462">
                <text:p>0.985235426253462</text:p>
                <draw:g>
                  <svg:desc>table.B4:table.D4</svg:desc>
                </draw:g>
              </table:table-cell>
              <table:table-cell office:value-type="float" office:value="0.88059668942054">
                <text:p>0.88059668942054</text:p>
              </table:table-cell>
              <table:table-cell office:value-type="float" office:value="0.982945499749198">
                <text:p>0.982945499749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